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StompSessionTests.handleConnected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StompSessionTests.send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StompSessionTests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StompSessionTests.disconnectWith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StompSessionTests.afterConnect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tompSessionTests.s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StompSessionTests.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tompSessionTests.subscrib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StompSessionTests.receiptReceivedBeforeTaskAd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StompSessionTests.subscribeWith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faultStompSessionTests.heartbeatTas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DefaultStompSessionTests.afterConnectedWithSpecific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tompSessionTests.sendWithExecu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tompSessionTests.handleErrorFrameWithConvers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StompSessionTests.handleMessageFrameWithConvers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StompSessionTests.n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StompSessionTests.handleMessage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StompSessionTests.receiptNotRecei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StompSessionTests.sendWithConvers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StompSessionTests.unsubscribeWithCustom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StompSessionTests.handleErrorFrameWithEmpty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StompSessionTests.handleError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StompSessionTests.afterConn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DefaultStompSessionTests.unsubscrib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StompSessionTests.heartbea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StompSessionTests.handle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StompSessionTests.heartbeatNotSupportedBy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StompSessionTests.sendWithRece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StompSessionTests.receiptRecei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StompSessionTests.afterConnection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StompSess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